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af" fo:country="ZA"/>
    </style:style>
    <style:style style:name="P3" style:family="paragraph" style:parent-style-name="Standard">
      <style:paragraph-properties fo:text-align="center" style:justify-single-word="false"/>
      <style:text-properties fo:language="af" fo:country="ZA" fo:font-weight="bold" style:font-weight-asian="bold"/>
    </style:style>
    <style:style style:name="P4" style:family="paragraph" style:parent-style-name="Standard">
      <style:text-properties style:font-name="Comic Sans MS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af" fo:country="ZA"/>
    </style:style>
    <style:style style:name="T3" style:family="text">
      <style:text-properties fo:language="af" fo:country="ZA" fo:font-weight="bold" style:font-weight-asian="bold"/>
    </style:style>
    <style:style style:name="T4" style:family="text">
      <style:text-properties fo:language="af" fo:country="ZA"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Comic Sans MS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6">
      <number:year number:style="long"/>
      <number:text>/</number:text>
      <number:month number:style="long"/>
      <number:text>/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onnexions</text:p>
      <text:p text:style-name="P1"><text:span text:style-name="T1">99 Main Road / </text:span><text:span text:style-name="T3">Hoofweg</text:span><text:span text:style-name="T1"> 99</text:span></text:p>
      <text:p text:style-name="P3">Langebaan</text:p>
      <text:p text:style-name="Standard"/>
      <text:p text:style-name="Standard"/>
      <text:p text:style-name="Standard"/>
      <text:p text:style-name="Standard"/>
      <text:p text:style-name="Standard">&lt;<text:span text:style-name="T5">Name/</text:span><text:span text:style-name="T4">Naam</text:span>&gt;</text:p>
      <text:p text:style-name="Standard">&lt;<text:span text:style-name="T5">Address/</text:span><text:span text:style-name="T4">Adres</text:span>&gt;</text:p>
      <text:p text:style-name="P2">Langebaan</text:p>
      <text:p text:style-name="Standard"/>
      <text:p text:style-name="Standard"/>
      <text:p text:style-name="P4">Dear Client</text:p>
      <text:p text:style-name="P4"/>
      <text:p text:style-name="P4">We have a new supplier of bottled water who is able to supply us at very good prices. <text:s/>If you are interested and are not bound to a contract with another supplier, please contact our office for further details.</text:p>
      <text:p text:style-name="P4"/>
      <text:p text:style-name="P4">Sincerely</text:p>
      <text:p text:style-name="P4"/>
      <text:p text:style-name="P4">Jean Black</text:p>
      <text:p text:style-name="P4"><text:date style:data-style-name="N106" text:date-value="2009-07-19T15:47:07">2009/07/19</text:date></text:p>
      <text:p text:style-name="Standard"/>
      <text:p text:style-name="Standard"/>
      <text:p text:style-name="Standard"/>
      <text:p text:style-name="Standard"><text:span text:style-name="T2">Geagte Kli</text:span><text:span text:style-name="T2">ënt</text:span></text:p>
      <text:p text:style-name="P2"/>
      <text:p text:style-name="Standard"><text:span text:style-name="T2">Ons het onlangs a nuwe verskaffer van gebottelde water ontdek wat dit vir ons teen baie goeie pryse kan verskaf. Indien u in hierdie diens geϊnteresseerd is, en u nie deur ‘n ander kontrak gebind is nie, kontak ons kantoor vir verdere besonderhede.</text:span></text:p>
      <text:p text:style-name="P2"/>
      <text:p text:style-name="P2">Vriendelike groete</text:p>
      <text:p text:style-name="Standard"/>
      <text:p text:style-name="Standard">Jean Black </text:p>
      <text:p text:style-name="Standard"><text:date style:data-style-name="N84" text:date-value="2009-07-19T15:47:07.99">2009-07-19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Z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ZA" style:font-name-asian="Times New Roman" style:font-size-asian="12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onnexions</dc:title>
    <meta:initial-creator>Pam Miller</meta:initial-creator>
    <meta:creation-date>2009-01-06T12:07:00</meta:creation-date>
    <dc:creator>nsc73</dc:creator>
    <dc:date>2009-07-11T10:59:00</dc:date>
    <meta:editing-cycles>10</meta:editing-cycles>
    <meta:editing-duration>PT04H29M00S</meta:editing-duration>
    <meta:document-statistic meta:table-count="0" meta:image-count="0" meta:object-count="0" meta:page-count="1" meta:paragraph-count="16" meta:word-count="107" meta:character-count="629"/>
    <meta:generator>OpenOffice.org/3.0$Linux OpenOffice.org_project/300m15$Build-9379</meta:generator>
  </office:meta>
</office:document-meta>
</file>